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71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1.390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Действие пользователя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1" office:value-type="string" calcext:value-type="string">
            <text:p>Реальный результат</text:p>
          </table:table-cell>
          <table:table-cell table:style-name="ce1" office:value-type="string" calcext:value-type="string">
            <text:p>Возможные причины</text:p>
            <text:p>И исправление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Ввод операции “-2-2”</text:p>
          </table:table-cell>
          <table:table-cell office:value-type="string" calcext:value-type="string">
            <text:p>Ошибка <text:s/>“неверная операция”</text:p>
          </table:table-cell>
          <table:table-cell office:value-type="string" calcext:value-type="string">
            <text:p>Ошибка “неверная операция”</text:p>
          </table:table-cell>
          <table:table-cell office:value-type="string" calcext:value-type="string">
            <text:p>Программа считывает только</text:p>
            <text:p>Числа и операции между ними,</text:p>
            <text:p>Так что число “-2” не считалось.</text:p>
            <text:p>Решением может являться</text:p>
            <text:p>Изменение алгоритма считывания</text:p>
            <text:p>Строки ввода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Ввод операции “8-9”</text:p>
          </table:table-cell>
          <table:table-cell office:value-type="string" calcext:value-type="string">
            <text:p>Вывод результата “-1”</text:p>
          </table:table-cell>
          <table:table-cell office:value-type="string" calcext:value-type="string">
            <text:p>Вывод пустой строки</text:p>
          </table:table-cell>
          <table:table-cell office:value-type="string" calcext:value-type="string">
            <text:p>Неосмотрительность при</text:p>
            <text:p>Разработке, число “-1” </text:p>
            <text:p>Использовалось в качестве кода</text:p>
            <text:p>Для очистки вывода при</text:p>
            <text:p>Возникновении ошибки.</text:p>
            <text:p>Решением является изменение</text:p>
            <text:p>Способа очистки вывода</text:p>
            <text:p>При возникновении ошибок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Ввод операции “2147483647 + 1”</text:p>
          </table:table-cell>
          <table:table-cell table:number-columns-repeated="2" office:value-type="string" calcext:value-type="string">
            <text:p>Вывод результата “-2147483548”</text:p>
          </table:table-cell>
          <table:table-cell office:value-type="string" calcext:value-type="string">
            <text:p>Превышение максимального</text:p>
            <text:p>Размера int.</text:p>
            <text:p>Решение: увеличить</text:p>
            <text:p>Максимальный размер чисел</text:p>
            <text:p>Выбором другого типа даных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Ввод операции “21474836470 + 1”</text:p>
          </table:table-cell>
          <table:table-cell office:value-type="string" calcext:value-type="string">
            <text:p>Возникновение ошибки с вылетом</text:p>
            <text:p>Приложения</text:p>
          </table:table-cell>
          <table:table-cell office:value-type="string" calcext:value-type="string">
            <text:p><text:span text:style-name="T1">Возникновение ошибки с вылетом</text:span></text:p>
            <text:p><text:span text:style-name="T1">Приложения</text:span></text:p>
          </table:table-cell>
          <table:table-cell office:value-type="string" calcext:value-type="string">
            <text:p>Числа в программе хранятся</text:p>
            <text:p>В виде int, при превышении</text:p>
            <text:p>Максимального размера</text:p>
            <text:p>Программа вылетает так как</text:p>
            <text:p>Такая ошибка не была</text:p>
            <text:p>Предусмотрена во время</text:p>
            <text:p>Разработки. Решением</text:p>
            <text:p>Может быть введение проверки</text:p>
            <text:p>На размер чисел с увеличением</text:p>
            <text:p>Максимального размера чисел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Ввод операции “1/0”</text:p>
          </table:table-cell>
          <table:table-cell table:number-columns-repeated="2" office:value-type="string" calcext:value-type="string">
            <text:p>Ошибка “нельзя делить на 0”</text:p>
          </table:table-cell>
          <table:table-cell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5:59:00.358637067</meta:creation-date>
    <dc:date>2022-12-04T16:27:22.743379505</dc:date>
    <meta:editing-duration>PT6M53S</meta:editing-duration>
    <meta:editing-cycles>1</meta:editing-cycles>
    <meta:document-statistic meta:table-count="1" meta:cell-count="29" meta:object-count="0"/>
    <meta:generator>LibreOffice/7.3.5.2$Linux_X86_64 LibreOffice_project/30$Build-2</meta:generator>
  </office:meta>
</office:document-meta>
</file>